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objectwithoutfill">
      <style:graphic-properties svg:stroke-color="#0000ff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2.35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center"/>
    </style:style>
    <style:style style:name="P3" style:family="paragraph">
      <style:text-properties fo:font-size="88pt" style:font-size-asian="88pt" style:font-size-complex="88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1.327cm" svg:height="11.891cm" svg:x="1.509cm" svg:y="2.2cm">
          <draw:text-box>
            <text:p><text:span text:style-name="T1">ひらがな</text:span></text:p>
            <text:p><text:span text:style-name="T1">　と</text:span></text:p>
            <text:p><text:span text:style-name="T1">カタカナ</text:span></text:p>
            <text:p><text:span text:style-name="T1">　を</text:span></text:p>
            <text:p><text:span text:style-name="T1">むすぼう！</text:span></text:p>
          </draw:text-box>
        </draw:frame>
        <draw:frame draw:style-name="gr1" draw:layer="layout" svg:width="13.503cm" svg:height="19.532cm" svg:x="14.762cm" svg:y="0.868cm">
          <draw:text-box>
            <text:p>あそびかた1</text:p>
            <text:p>なかまをせんでむすぼう！</text:p>
            <text:p/>
            <text:p>い　　あ　　　う　　　お　　　え</text:p>
            <text:p><text:s/>・ <text:s text:c="5"/>・ <text:s text:c="6"/>・ <text:s text:c="7"/>・ <text:s text:c="6"/>・</text:p>
            <text:p/>
            <text:p/>
            <text:p><text:s/>・ <text:s text:c="5"/>・ <text:s text:c="6"/>・ <text:s text:c="7"/>・ <text:s text:c="6"/>・</text:p>
            <text:p>ア　　オ　　　エ　　　イ　　　ウ　</text:p>
            <text:p/>
            <text:p>あそびかた2</text:p>
            <text:p>せんがかさらなないようにむすぼう！</text:p>
            <text:p/>
            <text:p>い　　あ　　　う　　　お　　　え</text:p>
            <text:p><text:s/>・ <text:s text:c="5"/>・ <text:s text:c="6"/>・ <text:s text:c="7"/>・ <text:s text:c="6"/>・</text:p>
            <text:p/>
            <text:p/>
            <text:p><text:s/>・ <text:s text:c="5"/>・ <text:s text:c="6"/>・ <text:s text:c="7"/>・ <text:s text:c="6"/>・</text:p>
            <text:p>ア　　オ　　　エ　　　イ　　　ウ　</text:p>
            <text:p/>
            <text:p>あそびかた3</text:p>
            <text:p>ふたりで、せんがかさならならいようにむすぼう！</text:p>
            <text:p/>
            <text:p>い　　あ　　　う　　　お　　　え</text:p>
            <text:p><text:s/>・ <text:s text:c="5"/>・ <text:s text:c="6"/>・ <text:s text:c="7"/>・ <text:s text:c="6"/>・</text:p>
            <text:p/>
            <text:p/>
            <text:p><text:s/>・ <text:s text:c="5"/>・ <text:s text:c="6"/>・ <text:s text:c="7"/>・ <text:s text:c="6"/>・</text:p>
            <text:p>ア　　オ　　　エ　　　イ　　　ウ　</text:p>
            <text:p>　</text:p>
          </draw:text-box>
        </draw:frame>
        <draw:path draw:style-name="gr2" draw:text-style-name="P2" draw:layer="layout" svg:width="5.457cm" svg:height="0.305cm" draw:transform="rotate (-0.40352012306109) translate (15.3840287880222cm 3.8918684132026cm)" svg:viewBox="0 0 5458 306" svg:d="m0 306c300-43 591 1 902-27 387-34 741-165 1126-148 332 15 667-12 995-66 264-43 530-67 802-65 341 3 659 131 999 72l284 17 283 17 67 26">
          <text:p/>
        </draw:path>
        <draw:path draw:style-name="gr2" draw:text-style-name="P2" draw:layer="layout" svg:width="2.12cm" svg:height="1.126cm" draw:transform="rotate (-1.78983514792019) translate (16.722cm 4.233cm)" svg:viewBox="0 0 2121 1127" svg:d="m0 0c320 8 636 91 919 229 327 160 671 258 990 430l134 241 78 227">
          <text:p/>
        </draw:path>
        <draw:path draw:style-name="gr2" draw:text-style-name="P2" draw:layer="layout" svg:width="4.251cm" svg:height="0.121cm" draw:transform="rotate (-0.506320016003556) translate (18.4221776247923cm 4.0902697719789cm)" svg:viewBox="0 0 4252 122" svg:d="m0 7c308-6 621-23 924 41 314 66 609-64 921-17 333 49 669-40 1004 25 293 58 595-46 890 30l296 10 217 26">
          <text:p/>
        </draw:path>
        <draw:path draw:style-name="gr2" draw:text-style-name="P2" draw:layer="layout" svg:width="3.998cm" svg:height="0.793cm" draw:transform="rotate (-2.82115020292363) translate (20.5963717246404cm 4.87839006832672cm)" svg:viewBox="0 0 3999 794" svg:d="m0 792c315 17 621-71 929-110 380-48 751-149 1129-211 333-55 645-163 987-202 327-38 630-201 954-269v0">
          <text:p/>
        </draw:path>
        <draw:path draw:style-name="gr2" draw:text-style-name="P2" draw:layer="layout" svg:width="2.873cm" svg:height="3.054cm" draw:transform="rotate (-1.78983514792019) translate (21.916857908049cm 4.07597186240825cm)" svg:viewBox="0 0 2874 3055" svg:d="m0 9c370-69 600 271 815 497 245 257 500 515 672 826 157 283 427 457 571 740 152 297 484 442 603 760l213 223">
          <text:p/>
        </draw:path>
        <draw:path draw:style-name="gr2" draw:text-style-name="P2" draw:layer="layout" svg:width="2.326cm" svg:height="0.776cm" draw:transform="rotate (-1.89507850181544) translate (16.6905996375941cm 10.2895377159808cm)" svg:viewBox="0 0 2327 777" svg:d="m0 2c293-19 566 120 853 142 359 29 554 366 910 393l298 168 266 72">
          <text:p/>
        </draw:path>
        <draw:path draw:style-name="gr2" draw:text-style-name="P2" draw:layer="layout" svg:width="2.714cm" svg:height="4.872cm" draw:transform="rotate (0.643502895210309) translate (15.3600632745617cm 10.2920845295228cm)" svg:viewBox="0 0 2715 4873" svg:d="m0 55c366 17 726-91 1090-42 308 41 627 44 916 190 372 188 208 596 143 868-69 285-264 526-418 778-148 242-334 456-488 693-159 246-387 435-544 683-174 274-136 598-271 889-150 326 151 685 467 746 387 74 754-189 1142-68l345 25 333-47">
          <text:p/>
        </draw:path>
        <draw:path draw:style-name="gr2" draw:text-style-name="P2" draw:layer="layout" svg:width="2.905cm" svg:height="3.022cm" draw:transform="rotate (-1.32575209981489) translate (21.3519435396367cm 9.60455979821962cm)" svg:viewBox="0 0 2906 3023" svg:d="m0 3023c373-27 718-230 962-493 213-229 447-414 618-685 155-245 410-422 561-673 139-231 316-433 432-678l136-228 161-223 36-43">
          <text:p/>
        </draw:path>
        <draw:path draw:style-name="gr2" draw:text-style-name="P2" draw:layer="layout" svg:width="5.85cm" svg:height="4.22cm" draw:transform="rotate (-0.560250689890181) translate (18.6130680473881cm 9.11188998526385cm)" svg:viewBox="0 0 5851 4221" svg:d="m2024 15c333-53 655 55 991 34 365-22 752-44 1091 96 358 149 657 11 963 241 245 184 630 211 755 556 122 339-199 557-338 806-180 322-487 414-723 640-200 191-433 339-639 526-229 208-478 404-756 537-297 142-561 334-858 475-285 136-585 208-888 277-357 80-719-112-1027-294l-364-82-231-169v0">
          <text:p/>
        </draw:path>
        <draw:path draw:style-name="gr2" draw:text-style-name="P2" draw:layer="layout" svg:width="3.384cm" svg:height="4.055cm" draw:transform="rotate (1.5707963267949) translate (17.8777071541783cm 12.285cm)" svg:viewBox="0 0 3385 4056" svg:d="m0 484c289 24 576-41 847-132 286-96 554-250 847-317s601-22 899 0c320 24 664 211 741 529 73 301 54 619 26 926-28 305-101 603-211 899-112 302-267 582-476 821l-239 291-185 291-264 264">
          <text:p/>
        </draw:path>
        <draw:path draw:style-name="gr3" draw:text-style-name="P2" draw:layer="layout" svg:width="5.423cm" svg:height="0.709cm" draw:transform="rotate (-0.52028265001951) translate (15.6668237740544cm 16.0356565640415cm)" svg:viewBox="0 0 5424 710" svg:d="m0 698c353 45 701-47 1050-83 407-43 818-52 1227-93 309-32 630 3 932-77 293-78 596-93 893-145 292-52 623-37 862-251l283-40 177-9">
          <text:p/>
        </draw:path>
        <draw:path draw:style-name="gr4" draw:text-style-name="P2" draw:layer="layout" svg:width="2.287cm" svg:height="3.103cm" draw:transform="rotate (3.03285864119055) translate (16.4792901337192cm 18.917339134283cm)" svg:viewBox="0 0 2288 3104" svg:d="m0 2237c348-51 594 261 847 439 279 197 608 293 948 403 447 144 500-376 492-613-11-333-287-575-439-858-165-305-573-481-601-866l74-300-32-290-70-152">
          <text:p/>
        </draw:path>
        <draw:path draw:style-name="gr3" draw:text-style-name="P2" draw:layer="layout" svg:width="3.891cm" svg:height="1.021cm" draw:transform="rotate (-0.785398163397448) translate (19.156cm 16.033cm)" svg:viewBox="0 0 3892 1022" svg:d="m0 1010c373 42 747-30 1104-131 322-91 652-156 973-262 348-114 708-72 1047-187 276-94 528-260 768-430v0">
          <text:p/>
        </draw:path>
        <draw:path draw:style-name="gr4" draw:text-style-name="P2" draw:layer="layout" svg:width="4.96cm" svg:height="6.271cm" draw:transform="rotate (2.30645260651051) translate (15.5702047474948cm 20.8982630348564cm)" svg:viewBox="0 0 4961 6272" svg:d="m0 6265c368 45 701-140 1061-147 334-7 618-199 841-416 224-220 462-397 680-634 199-217 454-372 664-576 216-209 415-433 624-650 202-210 367-456 527-700 169-258 573-365 564-702-9-327-73-690-291-941-202-235-421-453-651-661-226-206-515-344-825-390-298-43-579-181-823-352-331-232-609 15-873 137s-586 384-488 736c94 340-81 631-141 944l-96 305 21 54">
          <text:p/>
        </draw:path>
        <draw:path draw:style-name="gr3" draw:text-style-name="P2" draw:layer="layout" svg:width="4.258cm" svg:height="3.923cm" draw:transform="rotate (-0.725358837128844) translate (21.0105997684801cm 15.8043914993834cm)" svg:viewBox="0 0 4259 3924" svg:d="m0 3913c332 54 635-97 947-169 319-74 657-98 952-243 263-128 437-385 671-559 242-180 505-331 761-497 232-152 547-277 614-545 81-326 527-707 189-982-276-225-557-405-884-559-300-140-576-413-936-337-316 66-671 150-973-22l-20 18">
          <text:p/>
        </draw:path>
      </draw:page>
      <draw:page draw:name="page2" draw:style-name="dp1" draw:master-page-name="標準">
        <draw:frame draw:style-name="gr5" draw:text-style-name="P3" draw:layer="layout" svg:width="3.6cm" svg:height="3.354cm" svg:x="1.6cm" svg:y="15.4cm">
          <draw:text-box>
            <text:p><text:span text:style-name="T2">ア</text:span></text:p>
          </draw:text-box>
        </draw:frame>
        <draw:frame draw:style-name="gr5" draw:text-style-name="P3" draw:layer="layout" svg:width="3.6cm" svg:height="3.354cm" svg:x="17.5cm" svg:y="5.6cm">
          <draw:text-box>
            <text:p><text:span text:style-name="T2">お</text:span></text:p>
          </draw:text-box>
        </draw:frame>
        <draw:frame draw:style-name="gr5" draw:text-style-name="P3" draw:layer="layout" svg:width="3.6cm" svg:height="3.354cm" svg:x="22.2cm" svg:y="2.646cm">
          <draw:text-box>
            <text:p><text:span text:style-name="T2">え</text:span></text:p>
          </draw:text-box>
        </draw:frame>
        <draw:frame draw:style-name="gr5" draw:text-style-name="P3" draw:layer="layout" svg:width="3.6cm" svg:height="3.354cm" svg:x="2.2cm" svg:y="6cm">
          <draw:text-box>
            <text:p><text:span text:style-name="T2">い</text:span></text:p>
          </draw:text-box>
        </draw:frame>
        <draw:frame draw:style-name="gr5" draw:text-style-name="P3" draw:layer="layout" svg:width="3.6cm" svg:height="3.354cm" svg:x="8.1cm" svg:y="2.346cm">
          <draw:text-box>
            <text:p><text:span text:style-name="T2">あ</text:span></text:p>
          </draw:text-box>
        </draw:frame>
        <draw:frame draw:style-name="gr5" draw:text-style-name="P3" draw:layer="layout" svg:width="3.6cm" svg:height="3.354cm" svg:x="12.9cm" svg:y="5.4cm">
          <draw:text-box>
            <text:p><text:span text:style-name="T2">う</text:span></text:p>
          </draw:text-box>
        </draw:frame>
        <draw:frame draw:style-name="gr5" draw:text-style-name="P3" draw:layer="layout" svg:width="3.6cm" svg:height="3.354cm" svg:x="1.6cm" svg:y="15.4cm">
          <draw:text-box>
            <text:p><text:span text:style-name="T2">ア</text:span></text:p>
          </draw:text-box>
        </draw:frame>
        <draw:frame draw:style-name="gr5" draw:text-style-name="P3" draw:layer="layout" svg:width="3.6cm" svg:height="3.354cm" svg:x="23.5cm" svg:y="12.246cm">
          <draw:text-box>
            <text:p><text:span text:style-name="T2">ウ</text:span></text:p>
          </draw:text-box>
        </draw:frame>
        <draw:frame draw:style-name="gr5" draw:text-style-name="P3" draw:layer="layout" svg:width="3.6cm" svg:height="3.354cm" svg:x="17.5cm" svg:y="16.4cm">
          <draw:text-box>
            <text:p><text:span text:style-name="T2">イ</text:span></text:p>
          </draw:text-box>
        </draw:frame>
        <draw:frame draw:style-name="gr5" draw:text-style-name="P3" draw:layer="layout" svg:width="3.6cm" svg:height="3.354cm" svg:x="12.2cm" svg:y="15.046cm">
          <draw:text-box>
            <text:p><text:span text:style-name="T2">エ</text:span></text:p>
          </draw:text-box>
        </draw:frame>
        <draw:frame draw:style-name="gr5" draw:text-style-name="P3" draw:layer="layout" svg:width="3.6cm" svg:height="3.354cm" svg:x="7.3cm" svg:y="14.6cm">
          <draw:text-box>
            <text:p><text:span text:style-name="T2">オ</text:span></text:p>
          </draw:text-box>
        </draw:frame>
        <draw:custom-shape draw:style-name="gr6" draw:text-style-name="P2" draw:layer="layout" svg:width="0.7cm" svg:height="0.7cm" svg:x="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2.9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6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8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.9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9.3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frame draw:style-name="gr5" draw:text-style-name="P3" draw:layer="layout" svg:width="3.6cm" svg:height="3.354cm" svg:x="17.3cm" svg:y="2.7cm">
          <draw:text-box>
            <text:p><text:span text:style-name="T2">き</text:span></text:p>
          </draw:text-box>
        </draw:frame>
        <draw:frame draw:style-name="gr5" draw:text-style-name="P3" draw:layer="layout" svg:width="3.6cm" svg:height="3.354cm" svg:x="24.2cm" svg:y="4.7cm">
          <draw:text-box>
            <text:p><text:span text:style-name="T2">く</text:span></text:p>
          </draw:text-box>
        </draw:frame>
        <draw:frame draw:style-name="gr5" draw:text-style-name="P3" draw:layer="layout" svg:width="3.6cm" svg:height="3.354cm" svg:x="2.2cm" svg:y="6cm">
          <draw:text-box>
            <text:p><text:span text:style-name="T2">か</text:span></text:p>
          </draw:text-box>
        </draw:frame>
        <draw:frame draw:style-name="gr5" draw:text-style-name="P3" draw:layer="layout" svg:width="3.6cm" svg:height="3.354cm" svg:x="8.1cm" svg:y="2.346cm">
          <draw:text-box>
            <text:p><text:span text:style-name="T2">こ</text:span></text:p>
          </draw:text-box>
        </draw:frame>
        <draw:frame draw:style-name="gr5" draw:text-style-name="P3" draw:layer="layout" svg:width="3.6cm" svg:height="3.354cm" svg:x="12.7cm" svg:y="2.5cm">
          <draw:text-box>
            <text:p><text:span text:style-name="T2">け</text:span></text:p>
          </draw:text-box>
        </draw:frame>
        <draw:frame draw:style-name="gr5" draw:text-style-name="P3" draw:layer="layout" svg:width="3.6cm" svg:height="3.354cm" svg:x="1.6cm" svg:y="16.346cm">
          <draw:text-box>
            <text:p><text:span text:style-name="T2">コ</text:span></text:p>
          </draw:text-box>
        </draw:frame>
        <draw:frame draw:style-name="gr5" draw:text-style-name="P3" draw:layer="layout" svg:width="3.6cm" svg:height="3.354cm" svg:x="18cm" svg:y="15.3cm">
          <draw:text-box>
            <text:p><text:span text:style-name="T2">ク</text:span></text:p>
          </draw:text-box>
        </draw:frame>
        <draw:frame draw:style-name="gr5" draw:text-style-name="P3" draw:layer="layout" svg:width="3.6cm" svg:height="3.354cm" svg:x="5cm" svg:y="15cm">
          <draw:text-box>
            <text:p><text:span text:style-name="T2">キ</text:span></text:p>
          </draw:text-box>
        </draw:frame>
        <draw:frame draw:style-name="gr5" draw:text-style-name="P3" draw:layer="layout" svg:width="3.6cm" svg:height="3.354cm" svg:x="12.2cm" svg:y="15.046cm">
          <draw:text-box>
            <text:p><text:span text:style-name="T2">カ</text:span></text:p>
          </draw:text-box>
        </draw:frame>
        <draw:frame draw:style-name="gr5" draw:text-style-name="P3" draw:layer="layout" svg:width="3.6cm" svg:height="3.354cm" svg:x="25.2cm" svg:y="15.4cm">
          <draw:text-box>
            <text:p><text:span text:style-name="T2">ケ</text:span></text:p>
          </draw:text-box>
        </draw:frame>
        <draw:custom-shape draw:style-name="gr6" draw:text-style-name="P2" draw:layer="layout" svg:width="0.7cm" svg:height="0.7cm" svg:x="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.7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4.8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.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6.5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.9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9.3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frame draw:style-name="gr5" draw:text-style-name="P3" draw:layer="layout" svg:width="3.6cm" svg:height="3.354cm" svg:x="18.6cm" svg:y="2cm">
          <draw:text-box>
            <text:p><text:span text:style-name="T2">せ</text:span></text:p>
          </draw:text-box>
        </draw:frame>
        <draw:frame draw:style-name="gr5" draw:text-style-name="P3" draw:layer="layout" svg:width="3.6cm" svg:height="3.354cm" svg:x="13.57cm" svg:y="2.1cm">
          <draw:text-box>
            <text:p><text:span text:style-name="T2">そ</text:span></text:p>
          </draw:text-box>
        </draw:frame>
        <draw:frame draw:style-name="gr5" draw:text-style-name="P3" draw:layer="layout" svg:width="3.6cm" svg:height="3.354cm" svg:x="8.77cm" svg:y="3.3cm">
          <draw:text-box>
            <text:p><text:span text:style-name="T2">さ</text:span></text:p>
          </draw:text-box>
        </draw:frame>
        <draw:frame draw:style-name="gr5" draw:text-style-name="P3" draw:layer="layout" svg:width="3.6cm" svg:height="3.354cm" svg:x="3.07cm" svg:y="3.346cm">
          <draw:text-box>
            <text:p><text:span text:style-name="T2">し</text:span></text:p>
          </draw:text-box>
        </draw:frame>
        <draw:frame draw:style-name="gr5" draw:text-style-name="P3" draw:layer="layout" svg:width="3.6cm" svg:height="3.354cm" svg:x="23.965cm" svg:y="2.1cm">
          <draw:text-box>
            <text:p><text:span text:style-name="T2">す</text:span></text:p>
          </draw:text-box>
        </draw:frame>
        <draw:frame draw:style-name="gr5" draw:text-style-name="P3" draw:layer="layout" svg:width="3.6cm" svg:height="3.354cm" svg:x="23.165cm" svg:y="14.4cm">
          <draw:text-box>
            <text:p><text:span text:style-name="T2">サ</text:span></text:p>
          </draw:text-box>
        </draw:frame>
        <draw:frame draw:style-name="gr5" draw:text-style-name="P3" draw:layer="layout" svg:width="3.6cm" svg:height="3.354cm" svg:x="5.065cm" svg:y="14.1cm">
          <draw:text-box>
            <text:p><text:span text:style-name="T2">セ</text:span></text:p>
          </draw:text-box>
        </draw:frame>
        <draw:frame draw:style-name="gr5" draw:text-style-name="P3" draw:layer="layout" svg:width="3.6cm" svg:height="3.354cm" svg:x="9.4cm" svg:y="13.3cm">
          <draw:text-box>
            <text:p><text:span text:style-name="T2">シ</text:span></text:p>
          </draw:text-box>
        </draw:frame>
        <draw:frame draw:style-name="gr5" draw:text-style-name="P3" draw:layer="layout" svg:width="3.6cm" svg:height="3.354cm" svg:x="18.73cm" svg:y="14.846cm">
          <draw:text-box>
            <text:p><text:span text:style-name="T2">ス</text:span></text:p>
          </draw:text-box>
        </draw:frame>
        <draw:frame draw:style-name="gr5" draw:text-style-name="P3" draw:layer="layout" svg:width="3.6cm" svg:height="3.354cm" svg:x="13.965cm" svg:y="13.7cm">
          <draw:text-box>
            <text:p><text:span text:style-name="T2">ソ</text:span></text:p>
          </draw:text-box>
        </draw:frame>
        <draw:custom-shape draw:style-name="gr6" draw:text-style-name="P2" draw:layer="layout" svg:width="0.7cm" svg:height="0.7cm" svg:x="10.57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57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.76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4.1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.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4.6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0.33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5.265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4.765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.2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標準">
        <draw:frame draw:style-name="gr5" draw:text-style-name="P3" draw:layer="layout" svg:width="3.6cm" svg:height="3.354cm" svg:x="12.2cm" svg:y="1.6cm">
          <draw:text-box>
            <text:p><text:span text:style-name="T2">ね</text:span></text:p>
          </draw:text-box>
        </draw:frame>
        <draw:frame draw:style-name="gr5" draw:text-style-name="P3" draw:layer="layout" svg:width="3.6cm" svg:height="3.354cm" svg:x="7.765cm" svg:y="1.7cm">
          <draw:text-box>
            <text:p><text:span text:style-name="T2">ぬ</text:span></text:p>
          </draw:text-box>
        </draw:frame>
        <draw:frame draw:style-name="gr5" draw:text-style-name="P3" draw:layer="layout" svg:width="3.6cm" svg:height="3.354cm" svg:x="2.965cm" svg:y="2.9cm">
          <draw:text-box>
            <text:p><text:span text:style-name="T2">に</text:span></text:p>
          </draw:text-box>
        </draw:frame>
        <draw:frame draw:style-name="gr7" draw:text-style-name="P3" draw:layer="layout" svg:width="3.6cm" svg:height="3.354cm" svg:x="22.165cm" svg:y="2.246cm">
          <draw:text-box>
            <text:p><text:span text:style-name="T2">な</text:span></text:p>
          </draw:text-box>
        </draw:frame>
        <draw:frame draw:style-name="gr5" draw:text-style-name="P3" draw:layer="layout" svg:width="3.6cm" svg:height="3.354cm" svg:x="17.565cm" svg:y="1.7cm">
          <draw:text-box>
            <text:p><text:span text:style-name="T2">の</text:span></text:p>
          </draw:text-box>
        </draw:frame>
        <draw:frame draw:style-name="gr5" draw:text-style-name="P3" draw:layer="layout" svg:width="3.6cm" svg:height="3.354cm" svg:x="22.265cm" svg:y="13.792cm">
          <draw:text-box>
            <text:p><text:span text:style-name="T2">ノ</text:span></text:p>
          </draw:text-box>
        </draw:frame>
        <draw:frame draw:style-name="gr5" draw:text-style-name="P3" draw:layer="layout" svg:width="3.6cm" svg:height="3.354cm" svg:x="8.965cm" svg:y="14.446cm">
          <draw:text-box>
            <text:p><text:span text:style-name="T2">ナ</text:span></text:p>
          </draw:text-box>
        </draw:frame>
        <draw:frame draw:style-name="gr5" draw:text-style-name="P3" draw:layer="layout" svg:width="3.6cm" svg:height="3.354cm" svg:x="13.3cm" svg:y="13.646cm">
          <draw:text-box>
            <text:p><text:span text:style-name="T2">ニ</text:span></text:p>
          </draw:text-box>
        </draw:frame>
        <draw:frame draw:style-name="gr5" draw:text-style-name="P3" draw:layer="layout" svg:width="3.6cm" svg:height="3.354cm" svg:x="5.265cm" svg:y="13.492cm">
          <draw:text-box>
            <text:p><text:span text:style-name="T2">ネ</text:span></text:p>
          </draw:text-box>
        </draw:frame>
        <draw:frame draw:style-name="gr5" draw:text-style-name="P3" draw:layer="layout" svg:width="3.6cm" svg:height="3.354cm" svg:x="17.865cm" svg:y="14.046cm">
          <draw:text-box>
            <text:p><text:span text:style-name="T2">ヌ</text:span></text:p>
          </draw:text-box>
        </draw:fram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665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8.365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4.8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26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.865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.165cm" svg:y="1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465cm" svg:y="1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7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frame draw:style-name="gr5" draw:text-style-name="P3" draw:layer="layout" svg:width="3.6cm" svg:height="3.354cm" svg:x="12.2cm" svg:y="1.6cm">
          <draw:text-box>
            <text:p><text:span text:style-name="T2">ほ</text:span></text:p>
          </draw:text-box>
        </draw:frame>
        <draw:frame draw:style-name="gr5" draw:text-style-name="P3" draw:layer="layout" svg:width="3.6cm" svg:height="3.354cm" svg:x="7.765cm" svg:y="1.7cm">
          <draw:text-box>
            <text:p><text:span text:style-name="T2">へ</text:span></text:p>
          </draw:text-box>
        </draw:frame>
        <draw:frame draw:style-name="gr5" draw:text-style-name="P3" draw:layer="layout" svg:width="3.6cm" svg:height="3.354cm" svg:x="2.965cm" svg:y="2.9cm">
          <draw:text-box>
            <text:p><text:span text:style-name="T2">は</text:span></text:p>
          </draw:text-box>
        </draw:frame>
        <draw:frame draw:style-name="gr7" draw:text-style-name="P3" draw:layer="layout" svg:width="3.6cm" svg:height="3.354cm" svg:x="22.165cm" svg:y="2.246cm">
          <draw:text-box>
            <text:p><text:span text:style-name="T2">ふ</text:span></text:p>
          </draw:text-box>
        </draw:frame>
        <draw:frame draw:style-name="gr5" draw:text-style-name="P3" draw:layer="layout" svg:width="3.6cm" svg:height="3.354cm" svg:x="17.565cm" svg:y="1.7cm">
          <draw:text-box>
            <text:p><text:span text:style-name="T2">ひ</text:span></text:p>
          </draw:text-box>
        </draw:frame>
        <draw:frame draw:style-name="gr5" draw:text-style-name="P3" draw:layer="layout" svg:width="3.6cm" svg:height="3.354cm" svg:x="22.265cm" svg:y="13.792cm">
          <draw:text-box>
            <text:p><text:span text:style-name="T2">フ</text:span></text:p>
          </draw:text-box>
        </draw:frame>
        <draw:frame draw:style-name="gr5" draw:text-style-name="P3" draw:layer="layout" svg:width="3.6cm" svg:height="3.354cm" svg:x="8.965cm" svg:y="14.446cm">
          <draw:text-box>
            <text:p><text:span text:style-name="T2">ハ</text:span></text:p>
          </draw:text-box>
        </draw:frame>
        <draw:frame draw:style-name="gr5" draw:text-style-name="P3" draw:layer="layout" svg:width="3.6cm" svg:height="3.354cm" svg:x="13.3cm" svg:y="13.646cm">
          <draw:text-box>
            <text:p><text:span text:style-name="T2">ヘ</text:span></text:p>
          </draw:text-box>
        </draw:frame>
        <draw:frame draw:style-name="gr5" draw:text-style-name="P3" draw:layer="layout" svg:width="3.6cm" svg:height="3.354cm" svg:x="5.265cm" svg:y="13.492cm">
          <draw:text-box>
            <text:p><text:span text:style-name="T2">ホ</text:span></text:p>
          </draw:text-box>
        </draw:frame>
        <draw:frame draw:style-name="gr5" draw:text-style-name="P3" draw:layer="layout" svg:width="3.6cm" svg:height="3.354cm" svg:x="17.865cm" svg:y="14.046cm">
          <draw:text-box>
            <text:p><text:span text:style-name="T2">ヒ</text:span></text:p>
          </draw:text-box>
        </draw:fram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665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8.365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4.8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26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.865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.165cm" svg:y="1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465cm" svg:y="1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7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frame draw:style-name="gr5" draw:text-style-name="P3" draw:layer="layout" svg:width="3.6cm" svg:height="3.354cm" svg:x="12.2cm" svg:y="1.6cm">
          <draw:text-box>
            <text:p><text:span text:style-name="T2">め</text:span></text:p>
          </draw:text-box>
        </draw:frame>
        <draw:frame draw:style-name="gr5" draw:text-style-name="P3" draw:layer="layout" svg:width="3.6cm" svg:height="3.354cm" svg:x="7.765cm" svg:y="1.7cm">
          <draw:text-box>
            <text:p><text:span text:style-name="T2">む</text:span></text:p>
          </draw:text-box>
        </draw:frame>
        <draw:frame draw:style-name="gr5" draw:text-style-name="P3" draw:layer="layout" svg:width="3.6cm" svg:height="3.354cm" svg:x="22.765cm" svg:y="13.8cm">
          <draw:text-box>
            <text:p><text:span text:style-name="T2">モ</text:span></text:p>
          </draw:text-box>
        </draw:frame>
        <draw:frame draw:style-name="gr7" draw:text-style-name="P3" draw:layer="layout" svg:width="3.6cm" svg:height="3.354cm" svg:x="22.165cm" svg:y="2.246cm">
          <draw:text-box>
            <text:p><text:span text:style-name="T2">も</text:span></text:p>
          </draw:text-box>
        </draw:frame>
        <draw:frame draw:style-name="gr5" draw:text-style-name="P3" draw:layer="layout" svg:width="3.6cm" svg:height="3.354cm" svg:x="17.665cm" svg:y="1.7cm">
          <draw:text-box>
            <text:p><text:span text:style-name="T2">み</text:span></text:p>
          </draw:text-box>
        </draw:frame>
        <draw:frame draw:style-name="gr5" draw:text-style-name="P3" draw:layer="layout" svg:width="3.6cm" svg:height="3.354cm" svg:x="8.965cm" svg:y="14.446cm">
          <draw:text-box>
            <text:p><text:span text:style-name="T2">ミ</text:span></text:p>
          </draw:text-box>
        </draw:frame>
        <draw:frame draw:style-name="gr5" draw:text-style-name="P3" draw:layer="layout" svg:width="3.6cm" svg:height="3.354cm" svg:x="13.3cm" svg:y="13.646cm">
          <draw:text-box>
            <text:p><text:span text:style-name="T2">ム</text:span></text:p>
          </draw:text-box>
        </draw:frame>
        <draw:frame draw:style-name="gr5" draw:text-style-name="P3" draw:layer="layout" svg:width="3.6cm" svg:height="3.354cm" svg:x="5.265cm" svg:y="13.492cm">
          <draw:text-box>
            <text:p><text:span text:style-name="T2">マ</text:span></text:p>
          </draw:text-box>
        </draw:frame>
        <draw:frame draw:style-name="gr5" draw:text-style-name="P3" draw:layer="layout" svg:width="3.6cm" svg:height="3.354cm" svg:x="17.865cm" svg:y="14.046cm">
          <draw:text-box>
            <text:p><text:span text:style-name="T2">メ</text:span></text:p>
          </draw:text-box>
        </draw:frame>
        <draw:custom-shape draw:style-name="gr6" draw:text-style-name="P2" draw:layer="layout" svg:width="0.7cm" svg:height="0.7cm" svg:x="25.36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665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8.365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4.8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26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.865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.165cm" svg:y="1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7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3.6cm" svg:height="3.354cm" svg:x="2.865cm" svg:y="2.146cm">
          <draw:text-box>
            <text:p><text:span text:style-name="T2">ま</text:span></text:p>
          </draw:text-box>
        </draw:frame>
        <draw:custom-shape draw:style-name="gr6" draw:text-style-name="P2" draw:layer="layout" svg:width="0.7cm" svg:height="0.7cm" svg:x="4.46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標準">
        <draw:frame draw:style-name="gr5" draw:text-style-name="P3" draw:layer="layout" svg:width="3.6cm" svg:height="3.354cm" svg:x="12.2cm" svg:y="1.6cm">
          <draw:text-box>
            <text:p><text:span text:style-name="T2">る</text:span></text:p>
          </draw:text-box>
        </draw:frame>
        <draw:frame draw:style-name="gr5" draw:text-style-name="P3" draw:layer="layout" svg:width="3.6cm" svg:height="3.354cm" svg:x="7.765cm" svg:y="1.7cm">
          <draw:text-box>
            <text:p><text:span text:style-name="T2">り</text:span></text:p>
          </draw:text-box>
        </draw:frame>
        <draw:frame draw:style-name="gr5" draw:text-style-name="P3" draw:layer="layout" svg:width="3.6cm" svg:height="3.354cm" svg:x="22.765cm" svg:y="13.8cm">
          <draw:text-box>
            <text:p><text:span text:style-name="T2">ラ</text:span></text:p>
          </draw:text-box>
        </draw:frame>
        <draw:frame draw:style-name="gr7" draw:text-style-name="P3" draw:layer="layout" svg:width="3.6cm" svg:height="3.354cm" svg:x="22.165cm" svg:y="2.246cm">
          <draw:text-box>
            <text:p><text:span text:style-name="T2">ろ</text:span></text:p>
          </draw:text-box>
        </draw:frame>
        <draw:frame draw:style-name="gr5" draw:text-style-name="P3" draw:layer="layout" svg:width="3.6cm" svg:height="3.354cm" svg:x="17.665cm" svg:y="1.7cm">
          <draw:text-box>
            <text:p><text:span text:style-name="T2">れ</text:span></text:p>
          </draw:text-box>
        </draw:frame>
        <draw:frame draw:style-name="gr5" draw:text-style-name="P3" draw:layer="layout" svg:width="3.6cm" svg:height="3.354cm" svg:x="8.965cm" svg:y="14.446cm">
          <draw:text-box>
            <text:p><text:span text:style-name="T2">レ</text:span></text:p>
          </draw:text-box>
        </draw:frame>
        <draw:frame draw:style-name="gr5" draw:text-style-name="P3" draw:layer="layout" svg:width="3.6cm" svg:height="3.354cm" svg:x="13.3cm" svg:y="13.646cm">
          <draw:text-box>
            <text:p><text:span text:style-name="T2">ル</text:span></text:p>
          </draw:text-box>
        </draw:frame>
        <draw:frame draw:style-name="gr5" draw:text-style-name="P3" draw:layer="layout" svg:width="3.6cm" svg:height="3.354cm" svg:x="5.265cm" svg:y="13.492cm">
          <draw:text-box>
            <text:p><text:span text:style-name="T2">ロ</text:span></text:p>
          </draw:text-box>
        </draw:frame>
        <draw:frame draw:style-name="gr5" draw:text-style-name="P3" draw:layer="layout" svg:width="3.6cm" svg:height="3.354cm" svg:x="17.865cm" svg:y="14.046cm">
          <draw:text-box>
            <text:p><text:span text:style-name="T2">リ</text:span></text:p>
          </draw:text-box>
        </draw:frame>
        <draw:custom-shape draw:style-name="gr6" draw:text-style-name="P2" draw:layer="layout" svg:width="0.7cm" svg:height="0.7cm" svg:x="25.36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665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8.365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4.8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26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.865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.165cm" svg:y="1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7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3.6cm" svg:height="3.354cm" svg:x="2.865cm" svg:y="2.146cm">
          <draw:text-box>
            <text:p><text:span text:style-name="T2">ら</text:span></text:p>
          </draw:text-box>
        </draw:frame>
        <draw:custom-shape draw:style-name="gr6" draw:text-style-name="P2" draw:layer="layout" svg:width="0.7cm" svg:height="0.7cm" svg:x="4.46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標準">
        <draw:frame draw:style-name="gr5" draw:text-style-name="P3" draw:layer="layout" svg:width="3.6cm" svg:height="3.354cm" svg:x="12.2cm" svg:y="1.6cm">
          <draw:text-box>
            <text:p><text:span text:style-name="T2">や</text:span></text:p>
          </draw:text-box>
        </draw:frame>
        <draw:frame draw:style-name="gr5" draw:text-style-name="P3" draw:layer="layout" svg:width="3.6cm" svg:height="3.354cm" svg:x="7.765cm" svg:y="1.7cm">
          <draw:text-box>
            <text:p><text:span text:style-name="T2">よ</text:span></text:p>
          </draw:text-box>
        </draw:frame>
        <draw:frame draw:style-name="gr5" draw:text-style-name="P3" draw:layer="layout" svg:width="3.6cm" svg:height="3.354cm" svg:x="22.765cm" svg:y="13.8cm">
          <draw:text-box>
            <text:p><text:span text:style-name="T2">ヤ</text:span></text:p>
          </draw:text-box>
        </draw:frame>
        <draw:frame draw:style-name="gr7" draw:text-style-name="P3" draw:layer="layout" svg:width="3.6cm" svg:height="3.354cm" svg:x="22.165cm" svg:y="2.246cm">
          <draw:text-box>
            <text:p><text:span text:style-name="T2">わ</text:span></text:p>
          </draw:text-box>
        </draw:frame>
        <draw:frame draw:style-name="gr5" draw:text-style-name="P3" draw:layer="layout" svg:width="3.6cm" svg:height="3.354cm" svg:x="17.665cm" svg:y="1.7cm">
          <draw:text-box>
            <text:p><text:span text:style-name="T2">ゆ</text:span></text:p>
          </draw:text-box>
        </draw:frame>
        <draw:frame draw:style-name="gr5" draw:text-style-name="P3" draw:layer="layout" svg:width="3.6cm" svg:height="3.354cm" svg:x="8.965cm" svg:y="14.446cm">
          <draw:text-box>
            <text:p><text:span text:style-name="T2">ワ</text:span></text:p>
          </draw:text-box>
        </draw:frame>
        <draw:frame draw:style-name="gr5" draw:text-style-name="P3" draw:layer="layout" svg:width="3.6cm" svg:height="3.354cm" svg:x="13.3cm" svg:y="13.646cm">
          <draw:text-box>
            <text:p><text:span text:style-name="T2">ン</text:span></text:p>
          </draw:text-box>
        </draw:frame>
        <draw:frame draw:style-name="gr5" draw:text-style-name="P3" draw:layer="layout" svg:width="3.6cm" svg:height="3.354cm" svg:x="5.265cm" svg:y="13.492cm">
          <draw:text-box>
            <text:p><text:span text:style-name="T2">ヨ</text:span></text:p>
          </draw:text-box>
        </draw:frame>
        <draw:frame draw:style-name="gr5" draw:text-style-name="P3" draw:layer="layout" svg:width="3.6cm" svg:height="3.354cm" svg:x="17.865cm" svg:y="14.046cm">
          <draw:text-box>
            <text:p><text:span text:style-name="T2">ユ</text:span></text:p>
          </draw:text-box>
        </draw:frame>
        <draw:custom-shape draw:style-name="gr6" draw:text-style-name="P2" draw:layer="layout" svg:width="0.7cm" svg:height="0.7cm" svg:x="25.36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665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8.365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4.8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26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.865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.165cm" svg:y="1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7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3.6cm" svg:height="3.354cm" svg:x="2.865cm" svg:y="2.146cm">
          <draw:text-box>
            <text:p><text:span text:style-name="T2">ん</text:span></text:p>
          </draw:text-box>
        </draw:frame>
        <draw:custom-shape draw:style-name="gr6" draw:text-style-name="P2" draw:layer="layout" svg:width="0.7cm" svg:height="0.7cm" svg:x="4.46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8.665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01T16:50:06</meta:creation-date>
    <meta:print-date>2014-07-07T23:02:11.40</meta:print-date>
    <dc:date>2014-07-07T23:02:21.16</dc:date>
    <meta:editing-duration>PT2M43S</meta:editing-duration>
    <meta:editing-cycles>3</meta:editing-cycles>
    <meta:generator>LibreOffice/3.4$Win32 LibreOffice_project/340m1$Build-203</meta:generator>
    <meta:document-statistic meta:object-count="183"/>
  </office:meta>
</office:document-meta>
</file>